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draw:marker-start-width="0.279cm" draw:marker-end-width="0.279cm" draw:fill="none" fo:min-height="0.713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draw:marker-start-width="0.279cm" draw:marker-end-width="0.279cm" draw:fill="none" fo:min-height="0.577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264cm" fo:padding-top="0.151cm" fo:padding-bottom="0.151cm" fo:padding-left="0.276cm" fo:padding-right="0.276cm"/>
      <style:paragraph-properties style:writing-mode="lr-tb"/>
    </style:style>
    <style:style style:name="gr6" style:family="graphic" style:parent-style-name="objectwithoutfill">
      <style:graphic-properties svg:stroke-width="0.053cm" svg:stroke-color="#3faf46" draw:marker-start-width="0.279cm" draw:marker-end="Arrow" draw:marker-end-width="0.379cm" draw:fill="solid" draw:fill-color="#3faf46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faf46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86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04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1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048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34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348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48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84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448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732cm" fo:min-width="0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548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398cm" fo:min-width="0.14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98cm" fo:min-width="0.148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097cm" fo:min-width="0.148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798cm" fo:min-width="0.14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7cm" fo:min-width="0.14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7cm" fo:min-width="0.148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7cm" fo:min-width="0.148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8.048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c9211e" draw:marker-start-width="0.279cm" draw:marker-end-width="0.279cm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34" style:family="graphic" style:parent-style-name="objectwithoutfill">
      <style:graphic-properties draw:stroke="dash" draw:stroke-dash="Dashed_20__28_var_29_"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748cm" fo:padding-top="0.151cm" fo:padding-bottom="0.151cm" fo:padding-left="0.276cm" fo:padding-right="0.276cm"/>
      <style:paragraph-properties style:writing-mode="lr-tb"/>
    </style:style>
    <style:style style:name="gr3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8cm" fo:min-width="0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848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.047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1.846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848cm" fo:padding-top="0.151cm" fo:padding-bottom="0.151cm" fo:padding-left="0.276cm" fo:padding-right="0.276cm"/>
      <style:paragraph-properties style:writing-mode="lr-tb"/>
    </style:style>
    <style:style style:name="gr4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6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2.445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548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0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361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6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498cm" fo:min-width="0.148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448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98cm" fo:min-width="0.148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048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898cm" fo:min-width="0.14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048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98cm" fo:min-width="2.456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cm" fo:min-width="0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4.248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148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1cm" fo:min-width="0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094cm" fo:min-width="6.448cm" fo:padding-top="0.151cm" fo:padding-bottom="0.151cm" fo:padding-left="0.276cm" fo:padding-right="0.276cm"/>
      <style:paragraph-properties style:writing-mode="lr-tb"/>
    </style:style>
    <style:style style:name="gr5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04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75cm" fo:min-width="0cm" fo:padding-top="0.151cm" fo:padding-bottom="0.151cm" fo:padding-left="0.276cm" fo:padding-right="0.276cm"/>
    </style:style>
    <style:style style:name="gr61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3.148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7.049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98cm" fo:min-width="0.148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6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6.34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5.448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648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998cm" fo:min-width="8.448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198cm" fo:min-width="20.399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1.198cm" fo:min-width="21.089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0.262cm"/>
      <style:paragraph-properties style:writing-mode="lr-tb"/>
    </style:style>
    <style:style style:name="gr7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>
      <style:graphic-properties svg:stroke-width="0.053cm" svg:stroke-color="#ffffff" draw:fill="none" draw:textarea-horizontal-align="justify" draw:textarea-vertical-align="middle" draw:auto-grow-height="false" fo:min-height="0.46cm" fo:min-width="0.2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loext:graphic-properties draw:fill="none"/>
      <style:paragraph-properties style:writing-mode="lr-tb"/>
      <style:text-properties fo:font-size="18pt" fo:language="en" fo:country="US"/>
    </style:style>
    <style:style style:name="P4" style:family="paragraph">
      <loext:graphic-properties draw:fill-color="#ffffff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style:writing-mode="lr-tb"/>
      <style:text-properties fo:language="en" fo:country="US"/>
    </style:style>
    <style:style style:name="P6" style:family="paragraph">
      <loext:graphic-properties draw:fill="none"/>
      <style:paragraph-properties style:writing-mode="lr-tb"/>
      <style:text-properties fo:color="#3faf46" fo:font-size="18pt" fo:language="en" fo:country="US"/>
    </style:style>
    <style:style style:name="P7" style:family="paragraph">
      <style:paragraph-properties fo:text-align="center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text-align="center" style:writing-mode="lr-tb"/>
      <style:text-properties fo:font-size="18pt" fo:language="en" fo:country="US"/>
    </style:style>
    <style:style style:name="P9" style:family="paragraph">
      <loext:graphic-properties draw:fill="solid" draw:fill-color="#3faf46"/>
      <style:paragraph-properties fo:text-align="center"/>
      <style:text-properties fo:language="en" fo:country="US"/>
    </style:style>
    <style:style style:name="P10" style:family="paragraph">
      <style:paragraph-properties fo:text-align="center" style:writing-mode="lr-tb"/>
      <style:text-properties fo:color="#3faf46" fo:font-size="18pt" fo:language="en" fo:country="US"/>
    </style:style>
    <style:style style:name="P11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2" style:family="paragraph">
      <style:paragraph-properties fo:text-align="center" style:writing-mode="lr-tb"/>
      <style:text-properties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language="en" fo:country="US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style:paragraph-properties fo:text-align="center" style:writing-mode="lr-tb"/>
      <style:text-properties fo:color="#5eb91e" fo:font-size="18pt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5eb91e" fo:font-size="18pt" fo:language="en" fo:country="US"/>
    </style:style>
    <style:style style:name="P17" style:family="paragraph">
      <style:paragraph-properties fo:text-align="center" style:writing-mode="lr-tb"/>
      <style:text-properties fo:color="#c9211e" fo:font-size="18pt" fo:language="en" fo:country="US"/>
    </style:style>
    <style:style style:name="P18" style:family="paragraph">
      <loext:graphic-properties draw:fill="none"/>
      <style:paragraph-properties fo:text-align="center" style:writing-mode="lr-tb"/>
      <style:text-properties fo:color="#c9211e" fo:font-size="18pt" fo:language="en" fo:country="US"/>
    </style:style>
    <style:style style:name="P19" style:family="paragraph">
      <style:paragraph-properties fo:text-align="center" style:writing-mode="lr-tb"/>
      <style:text-properties fo:color="#c9211e" fo:language="en" fo:country="US"/>
    </style:style>
    <style:style style:name="P20" style:family="paragraph">
      <loext:graphic-properties draw:fill="none"/>
      <style:paragraph-properties fo:text-align="center" style:writing-mode="lr-tb"/>
      <style:text-properties fo:color="#c9211e" fo:language="en" fo:country="US"/>
    </style:style>
    <style:style style:name="P21" style:family="paragraph">
      <style:paragraph-properties fo:text-align="center"/>
      <style:text-properties fo:language="en" fo:country="US"/>
    </style:style>
    <style:style style:name="P22" style:family="paragraph">
      <loext:graphic-properties draw:fill-color="#c9211e"/>
      <style:paragraph-properties fo:text-align="center"/>
      <style:text-properties fo:language="en" fo:country="US"/>
    </style:style>
    <style:style style:name="P23" style:family="paragraph">
      <style:paragraph-properties fo:text-align="start" style:writing-mode="lr-tb"/>
      <style:text-properties fo:language="en" fo:country="US"/>
    </style:style>
    <style:style style:name="P24" style:family="paragraph">
      <loext:graphic-properties draw:fill="none"/>
      <style:paragraph-properties fo:text-align="start" style:writing-mode="lr-tb"/>
      <style:text-properties fo:language="en" fo:country="US"/>
    </style:style>
    <style:style style:name="P25" style:family="paragraph">
      <style:paragraph-properties fo:text-align="start"/>
      <style:text-properties fo:language="en" fo:country="US"/>
    </style:style>
    <style:style style:name="P26" style:family="paragraph">
      <loext:graphic-properties draw:fill="none"/>
      <style:paragraph-properties fo:text-align="start"/>
      <style:text-properties fo:language="en" fo:country="US"/>
    </style:style>
    <style:style style:name="T1" style:family="text">
      <style:text-properties fo:font-size="18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color="#3faf46" style:font-name="OpenSymbol1" fo:font-size="18pt" fo:language="en" fo:country="US" style:font-name-asian="OpenSymbol1" style:font-name-complex="OpenSymbol1"/>
    </style:style>
    <style:style style:name="T4" style:family="text">
      <style:text-properties fo:color="#3faf46" fo:font-size="18pt" fo:language="en" fo:country="US"/>
    </style:style>
    <style:style style:name="T5" style:family="text">
      <style:text-properties fo:font-size="18pt"/>
    </style:style>
    <style:style style:name="T6" style:family="text">
      <style:text-properties fo:color="#5eb91e" fo:font-size="18pt"/>
    </style:style>
    <style:style style:name="T7" style:family="text">
      <style:text-properties fo:color="#c9211e" fo:font-size="18pt"/>
    </style:style>
    <style:style style:name="T8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9211e"/>
    </style:style>
    <style:style style:name="T10" style:family="text">
      <style:text-properties style:font-name="Liberation Sans3" style:font-name-asian="Liberation Sans3" style:font-name-complex="Liberation Sans3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7.452cm" svg:y1="2.24cm" svg:x2="16.552cm" svg:y2="3.44cm">
            <text:p/>
          </draw:line>
          <draw:frame draw:style-name="gr2" draw:text-style-name="P3" draw:layer="layout" svg:width="0.832cm" svg:height="0.963cm" svg:x="17.4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1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4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8.345cm" svg:y1="2.24cm" svg:x2="19.245cm" svg:y2="3.44cm">
            <text:p/>
          </draw:line>
          <draw:frame draw:style-name="gr2" draw:text-style-name="P3" draw:layer="layout" svg:width="0.832cm" svg:height="0.963cm" svg:x="19.1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9.1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20.073cm" svg:y1="4.539cm" svg:x2="20.973cm" svg:y2="5.739cm">
            <text:p/>
          </draw:line>
          <draw:line draw:style-name="gr1" draw:text-style-name="P1" draw:layer="layout" svg:x1="15.852cm" svg:y1="4.539cm" svg:x2="14.952cm" svg:y2="5.739cm">
            <text:p/>
          </draw:line>
          <draw:frame draw:style-name="gr2" draw:text-style-name="P3" draw:layer="layout" svg:width="0.832cm" svg:height="0.963cm" svg:x="15.8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5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8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745cm" svg:y1="4.539cm" svg:x2="17.645cm" svg:y2="5.739cm">
            <text:p/>
          </draw:line>
          <draw:frame draw:style-name="gr2" draw:text-style-name="P3" draw:layer="layout" svg:width="0.832cm" svg:height="0.963cm" svg:x="17.5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7.3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5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9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4.1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6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9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8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6.2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5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8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1.2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4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8cm" svg:y="0.2cm">
            <text:p text:style-name="P7"><text:span text:style-name="T1">Pre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7.232cm" svg:y1="1.7cm" svg:x2="16.232cm" svg:y2="3.4cm">
            <text:p/>
          </draw:line>
          <draw:line draw:style-name="gr6" draw:text-style-name="P9" draw:layer="layout" svg:x1="15.632cm" svg:y1="4.1cm" svg:x2="14.632cm" svg:y2="5.7cm">
            <text:p/>
          </draw:line>
          <draw:line draw:style-name="gr7" draw:text-style-name="P1" draw:layer="layout" svg:x1="17.018cm" svg:y1="3.7cm" svg:x2="17.918cm" svg:y2="2.5cm">
            <text:p/>
          </draw:line>
          <draw:line draw:style-name="gr6" draw:text-style-name="P9" draw:layer="layout" svg:x1="17.914cm" svg:y1="2.5cm" svg:x2="18.914cm" svg:y2="3.8cm">
            <text:p/>
          </draw:line>
          <draw:line draw:style-name="gr7" draw:text-style-name="P1" draw:layer="layout" svg:x1="18.218cm" svg:y1="5.7cm" svg:x2="17.018cm" svg:y2="3.7cm">
            <text:p/>
          </draw:line>
          <draw:line draw:style-name="gr6" draw:text-style-name="P9" draw:layer="layout" svg:x1="19.706cm" svg:y1="4.7cm" svg:x2="20.706cm" svg:y2="6cm">
            <text:p/>
          </draw:line>
          <draw:custom-shape draw:style-name="gr8" draw:text-style-name="P11" draw:layer="layout" svg:width="4.416cm" svg:height="0.7cm" svg:x="14.184cm" svg:y="7.4cm">
            <text:p text:style-name="P10"><text:span text:style-name="T4">D</text:span><text:span text:style-name="T4">, </text:span><text:span text:style-name="T4">B</text:span><text:span text:style-name="T4">, </text:span><text:span text:style-name="T4">A</text:span><text:span text:style-name="T4">, </text:span><text:span text:style-name="T4">C</text:span><text:span text:style-name="T4">, </text:span><text:span text:style-name="T4">E</text:span><text:span text:style-name="T4">, </text:span><text:span text:style-name="T4">F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5.29cm" svg:y1="6.283cm" svg:x2="16.199cm" svg:y2="5.192cm">
            <text:p/>
          </draw:line>
          <draw:line draw:style-name="gr6" draw:text-style-name="P9" draw:layer="layout" svg:x1="16.186cm" svg:y1="5.192cm" svg:x2="17.177cm" svg:y2="6.483cm">
            <text:p/>
          </draw:line>
        </draw:g>
        <draw:custom-shape draw:style-name="gr9" draw:text-style-name="P13" draw:layer="layout" svg:width="6.6cm" svg:height="0.7cm" svg:x="1.9cm" svg:y="2.1cm">
          <text:p text:style-name="P12">while (stack is not empty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2.4cm" svg:height="0.7cm" svg:x="3.8cm" svg:y="1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3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3.4cm" svg:x2="5.9cm" svg:y2="3.4cm">
          <text:p/>
        </draw:line>
        <draw:custom-shape draw:style-name="gr14" draw:text-style-name="P8" draw:layer="layout" svg:width="0.7cm" svg:height="0.7cm" svg:x="5.9cm" svg:y="3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3.8cm">
          <text:p text:style-name="P12">visit D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4.6cm">
          <text:p text:style-name="P12">push(D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5.4cm">
          <text:p text:style-name="P12">push(D.left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8.8cm" svg:y="4.7cm">
          <text:p text:style-name="P7"><text:span text:style-name="T5">B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3.2cm" svg:x="2.2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2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7.301cm">
          <text:p text:style-name="P12">visit B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8.101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8.901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6.5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7.7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0.7cm" svg:height="0.7cm" svg:x="10.7cm" svg:y="3.5cm"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8.8cm" svg:y="8.2cm">
          <text:p text:style-name="P7"><text:span text:style-name="T5">A</text:span></text:p>
          <text:p text:style-name="P7"><text:span text:style-name="T5">C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7cm">
          <text:p text:style-name="P15"><text:span text:style-name="T6">D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87cm" svg:y1="5cm" svg:x2="8.6cm" svg:y2="5.8cm">
          <text:p/>
        </draw:line>
        <draw:line draw:style-name="gr1" draw:text-style-name="P1" draw:layer="layout" svg:x1="6.171cm" svg:y1="5.786cm" svg:x2="8.6cm" svg:y2="5cm">
          <text:p/>
        </draw:line>
        <draw:custom-shape draw:style-name="gr15" draw:text-style-name="P13" draw:layer="layout" svg:width="1.9cm" svg:height="0.7cm" svg:x="2.7cm" svg:y="10.802cm">
          <text:p text:style-name="P12">visit A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1.602cm">
          <text:p text:style-name="P12">push(B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2.402cm">
          <text:p text:style-name="P12">push(B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0.0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1.2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0.7cm" svg:height="1.399cm" svg:x="8.8cm" svg:y="11.701cm">
          <text:p text:style-name="P7"><text:span text:style-name="T5">C</text:span></text:p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1.6cm">
          <text:p text:style-name="P17"><text:span text:style-name="T7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2.4cm">
          <text:p text:style-name="P17"><text:span text:style-name="T8">(</text:span><text:span text:style-name="T7">Nu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10.7cm" svg:y="10.5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2.7cm" svg:y="14.303cm">
          <text:p text:style-name="P12">visit C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2.7cm" svg:y="15.103cm">
          <text:p text:style-name="P12">push(C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5.903cm">
          <text:p text:style-name="P12">push(C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2.2cm" svg:y="13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4.7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8.8cm" svg:y="15.1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5.101cm">
          <text:p text:style-name="P17"><text:span text:style-name="T8">(</text:span><text:span text:style-name="T7">Null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6.6cm" svg:y="15.901cm">
          <text:p text:style-name="P17"><text:span text:style-name="T8">(</text:span><text:span text:style-name="T7">N</text:span><text:span text:style-name="T7">u</text:span><text:span text:style-name="T7">l</text:span><text:span text:style-name="T7">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0.7cm" svg:height="2.799cm" svg:x="10.7cm" svg:y="14.0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0.704cm">
          <text:p text:style-name="P12">visit E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1.504cm">
          <text:p text:style-name="P12">push(E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2.304cm">
          <text:p text:style-name="P12">push(E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9.9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1.104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1.4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2.302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.9cm" svg:height="0.7cm" svg:x="14.4cm" svg:y="14.205cm">
          <text:p text:style-name="P12">visit F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3.9cm" svg:height="0.7cm" svg:x="14.4cm" svg:y="15.005cm">
          <text:p text:style-name="P12">push(F.right)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4cm" svg:y="15.805cm">
          <text:p text:style-name="P12">push(F.left)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0.5cm" svg:height="3.2cm" svg:x="13.9cm" svg:y="13.4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8cm" svg:y="14.6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5cm" svg:y="15.00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5.003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2cm" svg:height="0.7cm" svg:x="18.3cm" svg:y="15.803cm">
          <text:p text:style-name="P17"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0.7cm" svg:height="3.499cm" svg:x="22.4cm" svg:y="9.8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287cm" svg:y1="11.8cm" svg:x2="20.3cm" svg:y2="11.8cm">
          <text:p/>
        </draw:line>
        <draw:custom-shape draw:style-name="gr30" draw:text-style-name="P16" draw:layer="layout" svg:width="0.7cm" svg:height="4.199cm" svg:x="22.4cm" svg:y="13.701cm">
          <text:p text:style-name="P15"><text:span text:style-name="T6">D</text:span></text:p>
          <text:p text:style-name="P15"><text:span text:style-name="T6">B</text:span></text:p>
          <text:p text:style-name="P15"><text:span text:style-name="T6">A</text:span></text:p>
          <text:p text:style-name="P15"><text:span text:style-name="T6">C</text:span></text:p>
          <text:p text:style-name="P15"><text:span text:style-name="T6">E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87cm" svg:y1="1.5cm" svg:x2="8.6cm" svg:y2="1.5cm">
          <text:p/>
        </draw:line>
        <draw:line draw:style-name="gr1" draw:text-style-name="P1" draw:layer="layout" svg:x1="6.574cm" svg:y1="8.493cm" svg:x2="8.587cm" svg:y2="9.293cm">
          <text:p/>
        </draw:line>
        <draw:line draw:style-name="gr1" draw:text-style-name="P1" draw:layer="layout" svg:x1="6.158cm" svg:y1="9.279cm" svg:x2="8.587cm" svg:y2="8.493cm">
          <text:p/>
        </draw:line>
        <draw:custom-shape draw:style-name="gr31" draw:text-style-name="P20" draw:layer="layout" svg:width="8.6cm" svg:height="0.7cm" svg:x="11.8cm" svg:y="17cm">
          <text:p text:style-name="P19"><text:span text:style-name="T9">C</text:span><text:span text:style-name="T9">o</text:span><text:span text:style-name="T9">m</text:span><text:span text:style-name="T9">p</text:span><text:span text:style-name="T9">l</text:span><text:span text:style-name="T9">e</text:span><text:span text:style-name="T9">t</text:span><text:span text:style-name="T9">e</text:span><text:span text:style-name="T9">d</text:span><text:span text:style-name="T9">: </text:span><text:span text:style-name="T9">t</text:span><text:span text:style-name="T9">h</text:span><text:span text:style-name="T9">e </text:span><text:span text:style-name="T9">s</text:span><text:span text:style-name="T9">t</text:span><text:span text:style-name="T9">a</text:span><text:span text:style-name="T9">c</text:span><text:span text:style-name="T9">k </text:span><text:span text:style-name="T9">i</text:span><text:span text:style-name="T9">s </text:span><text:span text:style-name="T9">e</text:span><text:span text:style-name="T9">m</text:span><text:span text:style-name="T9">p</text:span><text:span text:style-name="T9">t</text:span><text:span text:style-name="T9">y</text:span></text:p>
          <draw:enhanced-geometry svg:viewBox="0 0 21600 21600" draw:type="rectangle" draw:enhanced-path="M 0 0 L 21600 0 21600 21600 0 21600 0 0 Z N"/>
        </draw:custom-shape>
        <draw:g>
          <draw:ellipse draw:style-name="gr32" draw:text-style-name="P21" draw:layer="layout" svg:width="0.422cm" svg:height="0.419cm" svg:x="9.339cm" svg:y="9.181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3cm 9.21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34" draw:text-style-name="P1" draw:layer="layout" svg:x1="8.8cm" svg:y1="9.6cm" svg:x2="9.5cm" svg:y2="9.6cm">
          <text:p/>
        </draw:line>
        <draw:g>
          <draw:ellipse draw:style-name="gr32" draw:text-style-name="P21" draw:layer="layout" svg:width="0.422cm" svg:height="0.419cm" svg:x="9.336cm" svg:y="8.42cm" draw:kind="arc" draw:start-angle="271.64" draw:end-angle="90.84">
            <text:p/>
          </draw:ellipse>
          <draw:custom-shape draw:style-name="gr33" draw:text-style-name="P22" draw:layer="layout" svg:width="0.12cm" svg:height="0.18cm" draw:transform="skewX (0.00558505360638191) rotate (1.28176980266464) translate (9.47cm 8.4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3" draw:text-style-name="P13" draw:layer="layout" svg:width="1.6cm" svg:height="0.7cm" svg:x="2.7cm" svg:y="6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7cm" svg:x2="5.9cm" svg:y2="7cm">
          <text:p/>
        </draw:line>
        <draw:custom-shape draw:style-name="gr14" draw:text-style-name="P8" draw:layer="layout" svg:width="0.7cm" svg:height="0.7cm" svg:x="5.9cm" svg:y="6.6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0.1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0.5cm" svg:x2="5.9cm" svg:y2="10.5cm">
          <text:p/>
        </draw:line>
        <draw:custom-shape draw:style-name="gr14" draw:text-style-name="P8" draw:layer="layout" svg:width="0.7cm" svg:height="0.7cm" svg:x="5.9cm" svg:y="10.1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7cm" svg:y="13.6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cm" svg:y1="14cm" svg:x2="5.9cm" svg:y2="14cm">
          <text:p/>
        </draw:line>
        <draw:custom-shape draw:style-name="gr14" draw:text-style-name="P8" draw:layer="layout" svg:width="0.7cm" svg:height="0.7cm" svg:x="5.9cm" svg:y="13.6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0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0.4cm" svg:x2="17.6cm" svg:y2="10.4cm">
          <text:p/>
        </draw:line>
        <draw:custom-shape draw:style-name="gr14" draw:text-style-name="P8" draw:layer="layout" svg:width="0.7cm" svg:height="0.7cm" svg:x="17.6cm" svg:y="10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4cm" svg:y="13.4cm">
          <text:p text:style-name="P12">pop(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6cm" svg:y1="13.8cm" svg:x2="17.6cm" svg:y2="13.8cm">
          <text:p/>
        </draw:line>
        <draw:custom-shape draw:style-name="gr14" draw:text-style-name="P8" draw:layer="layout" svg:width="0.7cm" svg:height="0.7cm" svg:x="17.6cm" svg:y="13.4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g>
          <draw:line draw:style-name="gr1" draw:text-style-name="P1" draw:layer="layout" svg:x1="16.952cm" svg:y1="2.24cm" svg:x2="16.052cm" svg:y2="3.44cm">
            <text:p/>
          </draw:line>
          <draw:frame draw:style-name="gr2" draw:text-style-name="P3" draw:layer="layout" svg:width="0.832cm" svg:height="0.963cm" svg:x="16.948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692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48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45cm" svg:y1="2.24cm" svg:x2="18.745cm" svg:y2="3.44cm">
            <text:p/>
          </draw:line>
          <draw:frame draw:style-name="gr2" draw:text-style-name="P3" draw:layer="layout" svg:width="0.832cm" svg:height="0.963cm" svg:x="18.676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76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73cm" svg:y1="4.539cm" svg:x2="20.473cm" svg:y2="5.739cm">
            <text:p/>
          </draw:line>
          <draw:line draw:style-name="gr1" draw:text-style-name="P1" draw:layer="layout" svg:x1="15.352cm" svg:y1="4.539cm" svg:x2="14.452cm" svg:y2="5.739cm">
            <text:p/>
          </draw:line>
          <draw:frame draw:style-name="gr2" draw:text-style-name="P3" draw:layer="layout" svg:width="0.832cm" svg:height="0.963cm" svg:x="15.348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092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48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45cm" svg:y1="4.539cm" svg:x2="17.145cm" svg:y2="5.739cm">
            <text:p/>
          </draw:line>
          <draw:frame draw:style-name="gr2" draw:text-style-name="P3" draw:layer="layout" svg:width="0.832cm" svg:height="0.963cm" svg:x="17.076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2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76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2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684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48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04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32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32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04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396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2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8.996cm" svg:y="3.905cm">
            <draw:text-box>
              <text:p text:style-name="P2"><text:span text:style-name="T3"></text:span></text:p>
            </draw:text-box>
          </draw:frame>
          <draw:custom-shape draw:style-name="gr5" draw:text-style-name="P8" draw:layer="layout" svg:width="2.816cm" svg:height="0.7cm" svg:x="13.3cm" svg:y="0.2cm">
            <text:p text:style-name="P7"><text:span text:style-name="T1">In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684cm" svg:y1="1.7cm" svg:x2="13.684cm" svg:y2="5.8cm">
            <text:p/>
          </draw:line>
          <draw:line draw:style-name="gr6" draw:text-style-name="P9" draw:layer="layout" svg:x1="15.814cm" svg:y1="4.8cm" svg:x2="16.714cm" svg:y2="6.3cm">
            <text:p/>
          </draw:line>
          <draw:line draw:style-name="gr7" draw:text-style-name="P1" draw:layer="layout" svg:x1="16.518cm" svg:y1="3.7cm" svg:x2="17.418cm" svg:y2="2.5cm">
            <text:p/>
          </draw:line>
          <draw:line draw:style-name="gr6" draw:text-style-name="P9" draw:layer="layout" svg:x1="17.414cm" svg:y1="2.5cm" svg:x2="18.414cm" svg:y2="3.8cm">
            <text:p/>
          </draw:line>
          <draw:line draw:style-name="gr7" draw:text-style-name="P1" draw:layer="layout" svg:x1="17.718cm" svg:y1="5.7cm" svg:x2="16.518cm" svg:y2="3.7cm">
            <text:p/>
          </draw:line>
          <draw:line draw:style-name="gr6" draw:text-style-name="P9" draw:layer="layout" svg:x1="19.206cm" svg:y1="4.7cm" svg:x2="20.206cm" svg:y2="6cm">
            <text:p/>
          </draw:line>
          <draw:custom-shape draw:style-name="gr8" draw:text-style-name="P11" draw:layer="layout" svg:width="4.416cm" svg:height="0.7cm" svg:x="13.684cm" svg:y="7.4cm">
            <text:p text:style-name="P10"><text:span text:style-name="T4">A, B, C, </text:span><text:span text:style-name="T4">D, E, F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4.79cm" svg:y1="6.3cm" svg:x2="15.69cm" svg:y2="4.8cm">
            <text:p/>
          </draw:line>
        </draw:g>
        <draw:custom-shape draw:style-name="gr9" draw:text-style-name="P13" draw:layer="layout" svg:width="6.6cm" svg:height="0.7cm" svg:x="1.9cm" svg:y="2.4cm">
          <text:p text:style-name="P12">while (stack is not empty</text:p>
          <text:p text:style-name="P12"><text:s text:c="8"/><text:span text:style-name="T9">or</text:span> node <text:span text:style-name="T10">≠</text:span><text:span text:style-name="T11"> </text:span><text:span text:style-name="T11">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cm">
          <text:p text:style-name="P12"><text:span text:style-name="T12">[nod</text:span><text:span text:style-name="T12">e == </text:span><text:span text:style-name="T13">D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3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cm">
          <text:p text:style-name="P7"><text:span text:style-name="T5">D.left </text:span><text:span text:style-name="T7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cm" svg:x2="5.6cm" svg:y2="5.6cm">
          <text:p/>
        </draw:line>
        <draw:line draw:style-name="gr1" draw:text-style-name="P1" draw:layer="layout" svg:x1="3.689cm" svg:y1="1.5cm" svg:x2="4.8cm" svg:y2="1.5cm">
          <text:p/>
        </draw:line>
        <draw:custom-shape draw:style-name="gr35" draw:text-style-name="P13" draw:layer="layout" svg:width="2.3cm" svg:height="0.7cm" svg:x="2.9cm" svg:y="6.901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6.1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1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1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1cm">
          <text:p text:style-name="P7"><text:span text:style-name="T5">B</text:span><text:span text:style-name="T5">.</text:span><text:span text:style-name="T5">l</text:span><text:span text:style-name="T5">e</text:span><text:span text:style-name="T5">f</text:span><text:span text:style-name="T5">t </text:span><text:span text:style-name="T7">(</text:span><text:span text:style-name="T7">A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1cm" svg:x2="5.6cm" svg:y2="8.101cm">
          <text:p/>
        </draw:line>
        <draw:custom-shape draw:style-name="gr40" draw:text-style-name="P13" draw:layer="layout" svg:width="3.4cm" svg:height="0.7cm" svg:x="2.7cm" svg:y="6.2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B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cm" svg:x2="9.089cm" svg:y2="4.8cm">
          <text:p/>
        </draw:line>
        <draw:line draw:style-name="gr1" draw:text-style-name="P1" draw:layer="layout" svg:x1="5.276cm" svg:y1="7.3cm" svg:x2="8.976cm" svg:y2="7.3cm">
          <text:p/>
        </draw:line>
        <draw:custom-shape draw:style-name="gr35" draw:text-style-name="P13" draw:layer="layout" svg:width="2.3cm" svg:height="0.7cm" svg:x="2.9cm" svg:y="9.402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1cm">
          <text:p text:style-name="P7"><text:span text:style-name="T5">A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8.6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2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2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2cm">
          <text:p text:style-name="P7"><text:span text:style-name="T5">A</text:span><text:span text:style-name="T5">.l</text:span><text:span text:style-name="T5">e</text:span><text:span text:style-name="T5">f</text:span><text:span text:style-name="T5">t </text:span><text:span text:style-name="T7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2cm" svg:x2="5.6cm" svg:y2="10.602cm">
          <text:p/>
        </draw:line>
        <draw:custom-shape draw:style-name="gr40" draw:text-style-name="P13" draw:layer="layout" svg:width="3.4cm" svg:height="0.7cm" svg:x="2.7cm" svg:y="8.701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A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1cm" svg:x2="9.076cm" svg:y2="9.8cm">
          <text:p/>
        </draw:line>
        <draw:custom-shape draw:style-name="gr23" draw:text-style-name="P16" draw:layer="layout" svg:width="0.7cm" svg:height="0.7cm" svg:x="10.7cm" svg:y="11.902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1.902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1.1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203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3.3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0" draw:text-style-name="P8" draw:layer="layout" svg:width="3.4cm" svg:height="0.7cm" svg:x="5.7cm" svg:y="13.303cm">
          <text:p text:style-name="P7"><text:span text:style-name="T5">A.righ</text:span><text:span text:style-name="T5">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3.703cm" svg:x2="5.6cm" svg:y2="13.703cm">
          <text:p/>
        </draw:line>
        <draw:custom-shape draw:style-name="gr43" draw:text-style-name="P13" draw:layer="layout" svg:width="4.1cm" svg:height="0.7cm" svg:x="2.7cm" svg:y="11.202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N</text:span><text:span text:style-name="T13">u</text:span><text:span text:style-name="T13">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2.3cm" svg:x2="5.6cm" svg:y2="12.3cm">
          <text:p/>
        </draw:line>
        <draw:custom-shape draw:style-name="gr44" draw:text-style-name="P8" draw:layer="layout" svg:width="0.5cm" svg:height="0.7cm" svg:x="5.6cm" svg:y="11.9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1.9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2.70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15.002cm">
          <text:p text:style-name="P15"><text:span text:style-name="T6">A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15.00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4.2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5.303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6.4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6.803cm" svg:x2="5.6cm" svg:y2="16.803cm">
          <text:p/>
        </draw:line>
        <draw:custom-shape draw:style-name="gr43" draw:text-style-name="P13" draw:layer="layout" svg:width="4.1cm" svg:height="0.7cm" svg:x="2.7cm" svg:y="14.302cm">
          <text:p text:style-name="P12"><text:span text:style-name="T12">[</text:span><text:span text:style-name="T12">n</text:span><text:span text:style-name="T12">o</text:span><text:span text:style-name="T12">d</text:span><text:span text:style-name="T12">e </text:span><text:span text:style-name="T12">=</text:span><text:span text:style-name="T12">= </text:span><text:span text:style-name="T13">N</text:span><text:span text:style-name="T13">u</text:span><text:span text:style-name="T13">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15.4cm" svg:x2="5.6cm" svg:y2="15.4cm">
          <text:p/>
        </draw:line>
        <draw:custom-shape draw:style-name="gr44" draw:text-style-name="P8" draw:layer="layout" svg:width="0.5cm" svg:height="0.7cm" svg:x="5.6cm" svg:y="15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15.003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15.80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2.913cm" svg:height="0.7cm" svg:x="5.687cm" svg:y="16.44cm">
          <text:p text:style-name="P7"><text:span text:style-name="T5">B</text:span><text:span text:style-name="T5">.r</text:span><text:span text:style-name="T5">i</text:span><text:span text:style-name="T5">g</text:span><text:span text:style-name="T5">h</text:span><text:span text:style-name="T5">t </text:span><text:span text:style-name="T7">(</text:span><text:span text:style-name="T7">C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17.401cm">
          <text:p text:style-name="P12"><text:span text:style-name="T12">[node </text:span><text:span text:style-name="T12">== </text:span><text:span text:style-name="T13">C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18.101cm">
          <text:p text:style-name="P12">push(C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8.101cm">
          <text:p text:style-name="P7"><text:span text:style-name="T5">C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17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8.101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8.9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01cm" svg:x2="5.6cm" svg:y2="19.301cm">
          <text:p/>
        </draw:line>
        <draw:line draw:style-name="gr1" draw:text-style-name="P1" draw:layer="layout" svg:x1="5.289cm" svg:y1="18.501cm" svg:x2="9.089cm" svg:y2="18.501cm">
          <text:p/>
        </draw:line>
        <draw:custom-shape draw:style-name="gr41" draw:text-style-name="P8" draw:layer="layout" svg:width="2.998cm" svg:height="0.7cm" svg:x="5.72cm" svg:y="18.95cm">
          <text:p text:style-name="P7"><text:span text:style-name="T5">C</text:span><text:span text:style-name="T5">.</text:span><text:span text:style-name="T5">l</text:span><text:span text:style-name="T5">e</text:span><text:span text:style-name="T5">f</text:span><text:span text:style-name="T5">t </text:span><text:span text:style-name="T7">(</text:span><text:span text:style-name="T7">N</text:span><text:span text:style-name="T7">u</text:span><text:span text:style-name="T7">l</text:span><text:span text:style-name="T7">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7cm" svg:height="1.4cm" svg:x="10.7cm" svg:y="18.102cm">
          <text:p text:style-name="P15"><text:span text:style-name="T6">A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9.322cm" svg:x2="5.6cm" svg:y2="19.322cm">
          <text:p/>
        </draw:line>
        <draw:custom-shape draw:style-name="gr27" draw:text-style-name="P16" draw:layer="layout" svg:width="0.7cm" svg:height="2.1cm" svg:x="10.7cm" svg:y="20.6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0.6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19.8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922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2.022cm">
          <text:p text:style-name="P12"><text:span text:style-name="T12">n</text:span><text:span text:style-name="T12">o</text:span><text:span text:style-name="T12">d</text:span><text:span text:style-name="T12">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2.422cm" svg:x2="5.6cm" svg:y2="22.422cm">
          <text:p/>
        </draw:line>
        <draw:custom-shape draw:style-name="gr43" draw:text-style-name="P13" draw:layer="layout" svg:width="4.1cm" svg:height="0.7cm" svg:x="2.7cm" svg:y="19.921cm">
          <text:p text:style-name="P12"><text:span text:style-name="T12">[</text:span><text:span text:style-name="T12">n</text:span><text:span text:style-name="T12">o</text:span><text:span text:style-name="T12">d</text:span><text:span text:style-name="T12">e</text:span><text:span text:style-name="T12"> </text:span><text:span text:style-name="T12">=</text:span><text:span text:style-name="T12">=</text:span><text:span text:style-name="T12"> </text:span><text:span text:style-name="T13">N</text:span><text:span text:style-name="T13">u</text:span><text:span text:style-name="T13">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1.019cm" svg:x2="5.6cm" svg:y2="21.019cm">
          <text:p/>
        </draw:line>
        <draw:custom-shape draw:style-name="gr44" draw:text-style-name="P8" draw:layer="layout" svg:width="0.5cm" svg:height="0.7cm" svg:x="5.6cm" svg:y="20.619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1.422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3.613cm" svg:height="0.7cm" svg:x="5.6cm" svg:y="22.059cm">
          <text:p text:style-name="P7"><text:span text:style-name="T14">C</text:span><text:span text:style-name="T14">.</text:span><text:span text:style-name="T14">r</text:span><text:span text:style-name="T14">i</text:span><text:span text:style-name="T14">g</text:span><text:span text:style-name="T14">h</text:span><text:span text:style-name="T14">t </text:span><text:span text:style-name="T8">(</text:span><text:span text:style-name="T7">N</text:span><text:span text:style-name="T7">u</text:span><text:span text:style-name="T7">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0.6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0.7cm" svg:height="2.8cm" svg:x="10.7cm" svg:y="23.7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2.9cm" svg:y="23.7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2.2cm" svg:y="22.9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4.022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25.1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25.522cm" svg:x2="5.6cm" svg:y2="25.522cm">
          <text:p/>
        </draw:line>
        <draw:custom-shape draw:style-name="gr43" draw:text-style-name="P13" draw:layer="layout" svg:width="4.1cm" svg:height="0.7cm" svg:x="2.7cm" svg:y="23.0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5cm" svg:y1="24.119cm" svg:x2="5.6cm" svg:y2="24.119cm">
          <text:p/>
        </draw:line>
        <draw:custom-shape draw:style-name="gr44" draw:text-style-name="P8" draw:layer="layout" svg:width="0.5cm" svg:height="0.7cm" svg:x="5.6cm" svg:y="23.719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2.9cm" svg:y="24.522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5.6cm" svg:y="25.159cm">
          <text:p text:style-name="P7"><text:span text:style-name="T14">D.right </text:span><text:span text:style-name="T8">(E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23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8.302cm">
          <text:p text:style-name="P12"><text:span text:style-name="T12">[node == </text:span><text:span text:style-name="T13">E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9.002cm">
          <text:p text:style-name="P12">push(E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9.0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3.6cm" svg:y="8.2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9.002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9.8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02cm" svg:x2="17cm" svg:y2="10.202cm">
          <text:p/>
        </draw:line>
        <draw:line draw:style-name="gr1" draw:text-style-name="P1" draw:layer="layout" svg:x1="16.689cm" svg:y1="9.402cm" svg:x2="20.489cm" svg:y2="9.402cm">
          <text:p/>
        </draw:line>
        <draw:custom-shape draw:style-name="gr41" draw:text-style-name="P8" draw:layer="layout" svg:width="2.998cm" svg:height="0.7cm" svg:x="17.12cm" svg:y="9.851cm">
          <text:p text:style-name="P7"><text:span text:style-name="T5">E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0.223cm" svg:x2="17cm" svg:y2="10.223cm">
          <text:p/>
        </draw:line>
        <draw:custom-shape draw:style-name="gr47" draw:text-style-name="P16" draw:layer="layout" svg:width="0.7cm" svg:height="2.8cm" svg:x="22.1cm" svg:y="9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7cm" svg:height="3.5cm" svg:x="22.1cm" svg:y="12.321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12.3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13.6cm" svg:y="11.5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2.622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3.7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4.122cm" svg:x2="17cm" svg:y2="14.122cm">
          <text:p/>
        </draw:line>
        <draw:custom-shape draw:style-name="gr43" draw:text-style-name="P13" draw:layer="layout" svg:width="4.1cm" svg:height="0.7cm" svg:x="14.1cm" svg:y="11.6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12.719cm" svg:x2="17cm" svg:y2="12.719cm">
          <text:p/>
        </draw:line>
        <draw:custom-shape draw:style-name="gr44" draw:text-style-name="P8" draw:layer="layout" svg:width="0.5cm" svg:height="0.7cm" svg:x="17cm" svg:y="12.319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13.122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cm" svg:height="0.7cm" svg:x="17cm" svg:y="13.759cm">
          <text:p text:style-name="P7"><text:span text:style-name="T14">E.right </text:span><text:span text:style-name="T8">(F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2.3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14.1cm" svg:y="15.603cm">
          <text:p text:style-name="P12"><text:span text:style-name="T12">[node == </text:span><text:span text:style-name="T13">F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4.3cm" svg:y="16.303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16.303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3.6cm" svg:y="15.5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16.303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17.1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03cm" svg:x2="17cm" svg:y2="17.503cm">
          <text:p/>
        </draw:line>
        <draw:line draw:style-name="gr1" draw:text-style-name="P1" draw:layer="layout" svg:x1="16.689cm" svg:y1="16.703cm" svg:x2="20.489cm" svg:y2="16.703cm">
          <text:p/>
        </draw:line>
        <draw:custom-shape draw:style-name="gr41" draw:text-style-name="P8" draw:layer="layout" svg:width="2.998cm" svg:height="0.7cm" svg:x="17.12cm" svg:y="17.152cm">
          <text:p text:style-name="P7"><text:span text:style-name="T5">F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17.524cm" svg:x2="17cm" svg:y2="17.524cm">
          <text:p/>
        </draw:line>
        <draw:custom-shape draw:style-name="gr49" draw:text-style-name="P16" draw:layer="layout" svg:width="0.7cm" svg:height="3.5cm" svg:x="22.1cm" svg:y="16.3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6cm" svg:height="0.7cm" svg:x="14.3cm" svg:y="21.522cm">
          <text:p text:style-name="P12">pop()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0.5cm" svg:height="2.897cm" svg:x="13.6cm" svg:y="20.72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1.5cm" svg:y="21.822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4.301cm" svg:y="22.92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889cm" svg:y1="23.322cm" svg:x2="17cm" svg:y2="23.322cm">
          <text:p/>
        </draw:line>
        <draw:custom-shape draw:style-name="gr43" draw:text-style-name="P13" draw:layer="layout" svg:width="4.1cm" svg:height="0.7cm" svg:x="14.1cm" svg:y="20.82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9cm" svg:y1="21.919cm" svg:x2="17cm" svg:y2="21.919cm">
          <text:p/>
        </draw:line>
        <draw:custom-shape draw:style-name="gr44" draw:text-style-name="P8" draw:layer="layout" svg:width="0.5cm" svg:height="0.7cm" svg:x="17cm" svg:y="21.519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4.3cm" svg:y="22.322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0" draw:text-style-name="P8" draw:layer="layout" svg:width="3.6cm" svg:height="0.7cm" svg:x="17cm" svg:y="22.959cm">
          <text:p text:style-name="P7"><text:span text:style-name="T14">F.right </text:span><text:span text:style-name="T8">(Null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0.6cm" svg:y="21.50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7cm" svg:height="4.2cm" svg:x="22.1cm" svg:y="21.5cm">
          <text:p text:style-name="P15"><text:span text:style-name="T6">A</text:span></text:p>
          <text:p text:style-name="P15"><text:span text:style-name="T6">B</text:span></text:p>
          <text:p text:style-name="P15"><text:span text:style-name="T6">C</text:span></text:p>
          <text:p text:style-name="P15"><text:span text:style-name="T6">D</text:span></text:p>
          <text:p text:style-name="P15"><text:span text:style-name="T6">E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8.6cm" svg:height="1.3cm" svg:x="11.8cm" svg:y="24.1cm">
          <text:p text:style-name="P19"><text:span text:style-name="T9">Completed: the stack is empty</text:span></text:p>
          <text:p text:style-name="P19"><text:span text:style-name="T9"><text:s text:c="15"/></text:span><text:span text:style-name="T9">and node is null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g>
          <draw:line draw:style-name="gr1" draw:text-style-name="P1" draw:layer="layout" svg:x1="16.968cm" svg:y1="2.24cm" svg:x2="16.068cm" svg:y2="3.44cm">
            <text:p/>
          </draw:line>
          <draw:frame draw:style-name="gr2" draw:text-style-name="P3" draw:layer="layout" svg:width="0.832cm" svg:height="0.963cm" svg:x="16.964cm" svg:y="1.24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708cm" svg:y="1.1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6.964cm" svg:y="1.241cm">
              <draw:text-box>
                <text:p text:style-name="P2"><text:span text:style-name="T2">D</text:span></text:p>
              </draw:text-box>
            </draw:frame>
          </draw:g>
          <draw:line draw:style-name="gr1" draw:text-style-name="P1" draw:layer="layout" svg:x1="17.861cm" svg:y1="2.24cm" svg:x2="18.761cm" svg:y2="3.44cm">
            <text:p/>
          </draw:line>
          <draw:frame draw:style-name="gr2" draw:text-style-name="P3" draw:layer="layout" svg:width="0.832cm" svg:height="0.963cm" svg:x="18.692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8.436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8.692cm" svg:y="3.54cm">
              <draw:text-box>
                <text:p text:style-name="P2"><text:span text:style-name="T2">E</text:span></text:p>
              </draw:text-box>
            </draw:frame>
          </draw:g>
          <draw:line draw:style-name="gr1" draw:text-style-name="P1" draw:layer="layout" svg:x1="19.589cm" svg:y1="4.539cm" svg:x2="20.489cm" svg:y2="5.739cm">
            <text:p/>
          </draw:line>
          <draw:line draw:style-name="gr1" draw:text-style-name="P1" draw:layer="layout" svg:x1="15.368cm" svg:y1="4.539cm" svg:x2="14.468cm" svg:y2="5.739cm">
            <text:p/>
          </draw:line>
          <draw:frame draw:style-name="gr2" draw:text-style-name="P3" draw:layer="layout" svg:width="0.832cm" svg:height="0.963cm" svg:x="15.364cm" svg:y="3.539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5.108cm" svg:y="3.4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5.364cm" svg:y="3.54cm">
              <draw:text-box>
                <text:p text:style-name="P2"><text:span text:style-name="T2">B</text:span></text:p>
              </draw:text-box>
            </draw:frame>
          </draw:g>
          <draw:line draw:style-name="gr1" draw:text-style-name="P1" draw:layer="layout" svg:x1="16.261cm" svg:y1="4.539cm" svg:x2="17.161cm" svg:y2="5.739cm">
            <text:p/>
          </draw:line>
          <draw:frame draw:style-name="gr2" draw:text-style-name="P3" draw:layer="layout" svg:width="0.832cm" svg:height="0.963cm" svg:x="17.092cm" svg:y="5.838cm">
            <draw:text-box>
              <text:p text:style-name="P2"><text:span text:style-name="T1">a</text:span></text:p>
            </draw:text-box>
          </draw:frame>
          <draw:g>
            <draw:custom-shape draw:style-name="gr3" draw:text-style-name="P4" draw:layer="layout" svg:width="1.344cm" svg:height="1.267cm" svg:x="16.836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7.092cm" svg:y="5.839cm">
              <draw:text-box>
                <text:p text:style-name="P2"><text:span text:style-name="T2">C</text:span></text:p>
              </draw:text-box>
            </draw:frame>
          </draw:g>
          <draw:g>
            <draw:custom-shape draw:style-name="gr3" draw:text-style-name="P4" draw:layer="layout" svg:width="1.344cm" svg:height="1.267cm" svg:x="13.44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13.7cm" svg:y="5.839cm">
              <draw:text-box>
                <text:p text:style-name="P2"><text:span text:style-name="T2">A</text:span></text:p>
              </draw:text-box>
            </draw:frame>
          </draw:g>
          <draw:g>
            <draw:custom-shape draw:style-name="gr3" draw:text-style-name="P4" draw:layer="layout" svg:width="1.344cm" svg:height="1.267cm" svg:x="20.164cm" svg:y="5.7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text-style-name="P5" draw:layer="layout" svg:width="0.832cm" svg:height="0.963cm" svg:x="20.42cm" svg:y="5.839cm">
              <draw:text-box>
                <text:p text:style-name="P2"><text:span text:style-name="T2">F</text:span></text:p>
              </draw:text-box>
            </draw:frame>
          </draw:g>
          <draw:frame draw:style-name="gr4" draw:text-style-name="P6" draw:layer="layout" svg:width="0.704cm" svg:height="0.827cm" svg:x="17.348cm" svg:y="1.6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5.748cm" svg:y="3.901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4.02cm" svg:y="6.202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7.412cm" svg:y="6.203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20.74cm" svg:y="6.204cm">
            <draw:text-box>
              <text:p text:style-name="P2"><text:span text:style-name="T3"></text:span></text:p>
            </draw:text-box>
          </draw:frame>
          <draw:frame draw:style-name="gr4" draw:text-style-name="P6" draw:layer="layout" svg:width="0.704cm" svg:height="0.827cm" svg:x="19.012cm" svg:y="3.905cm">
            <draw:text-box>
              <text:p text:style-name="P2"><text:span text:style-name="T3"></text:span></text:p>
            </draw:text-box>
          </draw:frame>
          <draw:custom-shape draw:style-name="gr53" draw:text-style-name="P8" draw:layer="layout" svg:width="3.008cm" svg:height="0.7cm" svg:x="13.316cm" svg:y="0.2cm">
            <text:p text:style-name="P7"><text:span text:style-name="T1">Post-order</text:span></text:p>
            <draw:enhanced-geometry svg:viewBox="0 0 21600 21600" draw:type="rectangle" draw:enhanced-path="M 0 0 L 21600 0 21600 21600 0 21600 0 0 Z N"/>
          </draw:custom-shape>
          <draw:line draw:style-name="gr6" draw:text-style-name="P9" draw:layer="layout" svg:x1="16.7cm" svg:y1="1.7cm" svg:x2="13.7cm" svg:y2="5.8cm">
            <text:p/>
          </draw:line>
          <draw:custom-shape draw:style-name="gr8" draw:text-style-name="P11" draw:layer="layout" svg:width="4.416cm" svg:height="0.7cm" svg:x="13.7cm" svg:y="7.4cm">
            <text:p text:style-name="P10"><text:span text:style-name="T4">A, C, B, F, E, D</text:span></text:p>
            <draw:enhanced-geometry svg:viewBox="0 0 21600 21600" draw:type="rectangle" draw:enhanced-path="M 0 0 L 21600 0 21600 21600 0 21600 0 0 Z N"/>
          </draw:custom-shape>
          <draw:line draw:style-name="gr7" draw:text-style-name="P1" draw:layer="layout" svg:x1="14.806cm" svg:y1="6.291cm" svg:x2="15.715cm" svg:y2="5.2cm">
            <text:p/>
          </draw:line>
          <draw:line draw:style-name="gr6" draw:text-style-name="P9" draw:layer="layout" svg:x1="15.702cm" svg:y1="5.2cm" svg:x2="16.693cm" svg:y2="6.491cm">
            <text:p/>
          </draw:line>
          <draw:line draw:style-name="gr6" draw:text-style-name="P9" draw:layer="layout" svg:x1="17.516cm" svg:y1="5.7cm" svg:x2="16.516cm" svg:y2="4cm">
            <text:p/>
          </draw:line>
          <draw:line draw:style-name="gr7" draw:text-style-name="P1" draw:layer="layout" svg:x1="16.534cm" svg:y1="3.691cm" svg:x2="17.143cm" svg:y2="3.3cm">
            <text:p/>
          </draw:line>
          <draw:line draw:style-name="gr6" draw:text-style-name="P9" draw:layer="layout" svg:x1="17.11cm" svg:y1="3.3cm" svg:x2="20.01cm" svg:y2="6.2cm">
            <text:p/>
          </draw:line>
          <draw:line draw:style-name="gr6" draw:text-style-name="P9" draw:layer="layout" svg:x1="20.844cm" svg:y1="5.7cm" svg:x2="19.844cm" svg:y2="4cm">
            <text:p/>
          </draw:line>
          <draw:line draw:style-name="gr6" draw:text-style-name="P9" draw:layer="layout" svg:x1="19.116cm" svg:y1="3.4cm" svg:x2="18.116cm" svg:y2="1.7cm">
            <text:p/>
          </draw:line>
        </draw:g>
        <draw:custom-shape draw:style-name="gr9" draw:text-style-name="P13" draw:layer="layout" svg:width="6.6cm" svg:height="0.7cm" svg:x="1.9cm" svg:y="2.401cm">
          <text:p text:style-name="P12">while (stack is not empty</text:p>
          <text:p text:style-name="P12"><text:s text:c="8"/><text:span text:style-name="T9">or</text:span> node <text:span text:style-name="T10">≠</text:span><text:span text:style-name="T11"> null</text:span>)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8.3cm" svg:y="0.201cm">
          <text:p text:style-name="P12">stack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3.5cm" svg:height="0.7cm" svg:x="2.7cm" svg:y="3.701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9cm" svg:y="4.40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9.2cm" svg:y="4.4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3.6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4.401cm">
          <text:p text:style-name="P12">step 1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1cm" svg:height="0.7cm" svg:x="10.3cm" svg:y="0.201cm">
          <text:p text:style-name="P12">visited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1cm" svg:y="1.1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599cm" svg:height="0.7cm" svg:x="4.801cm" svg:y="1.101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5.201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5.201cm">
          <text:p text:style-name="P7"><text:span text:style-name="T5">D.left </text:span><text:span text:style-name="T7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5.601cm" svg:x2="5.6cm" svg:y2="5.601cm">
          <text:p/>
        </draw:line>
        <draw:line draw:style-name="gr1" draw:text-style-name="P1" draw:layer="layout" svg:x1="3.689cm" svg:y1="1.501cm" svg:x2="4.8cm" svg:y2="1.501cm">
          <text:p/>
        </draw:line>
        <draw:custom-shape draw:style-name="gr35" draw:text-style-name="P13" draw:layer="layout" svg:width="2.3cm" svg:height="0.7cm" svg:x="2.9cm" svg:y="6.902cm">
          <text:p text:style-name="P12">push(B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6.901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6.10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6.902cm">
          <text:p text:style-name="P12">step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7.702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39" draw:text-style-name="P8" draw:layer="layout" svg:width="2.398cm" svg:height="0.7cm" svg:x="5.702cm" svg:y="7.702cm">
          <text:p text:style-name="P7"><text:span text:style-name="T5">B.left </text:span><text:span text:style-name="T7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8.102cm" svg:x2="5.6cm" svg:y2="8.102cm">
          <text:p/>
        </draw:line>
        <draw:custom-shape draw:style-name="gr40" draw:text-style-name="P13" draw:layer="layout" svg:width="3.4cm" svg:height="0.7cm" svg:x="2.7cm" svg:y="6.201cm">
          <text:p text:style-name="P12"><text:span text:style-name="T12">[node == </text:span><text:span text:style-name="T13">B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89cm" svg:y1="4.801cm" svg:x2="9.089cm" svg:y2="4.801cm">
          <text:p/>
        </draw:line>
        <draw:line draw:style-name="gr1" draw:text-style-name="P1" draw:layer="layout" svg:x1="5.276cm" svg:y1="7.301cm" svg:x2="8.976cm" svg:y2="7.301cm">
          <text:p/>
        </draw:line>
        <draw:custom-shape draw:style-name="gr35" draw:text-style-name="P13" draw:layer="layout" svg:width="2.3cm" svg:height="0.7cm" svg:x="2.9cm" svg:y="9.403cm">
          <text:p text:style-name="P12">push(A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2cm" svg:y="9.402cm">
          <text:p text:style-name="P7"><text:span text:style-name="T5">A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2.2cm" svg:y="8.6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9.403cm">
          <text:p text:style-name="P12">step 3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2.901cm" svg:y="10.2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2cm" svg:y="10.203cm">
          <text:p text:style-name="P7"><text:span text:style-name="T5">A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89cm" svg:y1="10.603cm" svg:x2="5.6cm" svg:y2="10.603cm">
          <text:p/>
        </draw:line>
        <draw:custom-shape draw:style-name="gr40" draw:text-style-name="P13" draw:layer="layout" svg:width="3.4cm" svg:height="0.7cm" svg:x="2.7cm" svg:y="8.702cm">
          <text:p text:style-name="P12"><text:span text:style-name="T12">[node == </text:span><text:span text:style-name="T13">A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76cm" svg:y1="9.802cm" svg:x2="9.076cm" svg:y2="9.801cm">
          <text:p/>
        </draw:line>
        <draw:custom-shape draw:style-name="gr23" draw:text-style-name="P16" draw:layer="layout" svg:width="0.7cm" svg:height="0.7cm" svg:x="10.7cm" svg:y="12.803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1.904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9.2cm" svg:y="12.803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4" draw:text-style-name="P14" draw:layer="layout" svg:width="0.5cm" svg:height="4.296cm" svg:x="2.2cm" svg:y="11.1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2.904cm">
          <text:p text:style-name="P12">step 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1.203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2.301cm" svg:x2="7.4cm" svg:y2="12.301cm">
          <text:p/>
        </draw:line>
        <draw:custom-shape draw:style-name="gr44" draw:text-style-name="P8" draw:layer="layout" svg:width="0.5cm" svg:height="0.7cm" svg:x="7.4cm" svg:y="11.901cm">
          <text:p text:style-name="P7"><text:span text:style-name="T5">A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9cm" svg:y="12.703cm">
          <text:p text:style-name="P12"><text:span text:style-name="T12">[A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6cm" svg:y="13.523cm">
          <text:p text:style-name="P12">visit(A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5cm" svg:y="14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4cm" svg:y="14.3cm">
          <text:p text:style-name="P12">pop() <text:span text:style-name="T9">(A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cm" svg:y1="14.7cm" svg:x2="8.2cm" svg:y2="14.7cm">
          <text:p/>
        </draw:line>
        <draw:custom-shape draw:style-name="gr23" draw:text-style-name="P16" draw:layer="layout" svg:width="0.7cm" svg:height="0.7cm" svg:x="13.4cm" svg:y="17.904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16.4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15.6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17.105cm">
          <text:p text:style-name="P12">step 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15.7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16.802cm" svg:x2="7.4cm" svg:y2="16.802cm">
          <text:p/>
        </draw:line>
        <draw:custom-shape draw:style-name="gr44" draw:text-style-name="P8" draw:layer="layout" svg:width="0.5cm" svg:height="0.7cm" svg:x="7.4cm" svg:y="16.402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17.104cm">
          <text:p text:style-name="P23"><text:span text:style-name="T12">[B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B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18.5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18.501cm">
          <text:p text:style-name="P12">peekNode.right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18.901cm" svg:x2="5.1cm" svg:y2="18.901cm">
          <text:p/>
        </draw:line>
        <draw:custom-shape draw:style-name="gr23" draw:text-style-name="P16" draw:layer="layout" svg:width="0.7cm" svg:height="0.7cm" svg:x="10.6cm" svg:y="20.404cm">
          <text:p text:style-name="P15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9.1cm" svg:y="20.404cm">
          <text:p text:style-name="P7"><text:span text:style-name="T5">C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0.5cm" svg:height="2.295cm" svg:x="2.2cm" svg:y="19.5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0.305cm">
          <text:p text:style-name="P12">step 6</text:p>
          <draw:enhanced-geometry svg:viewBox="0 0 21600 21600" draw:type="rectangle" draw:enhanced-path="M 0 0 L 21600 0 21600 21600 0 21600 0 0 Z N"/>
        </draw:custom-shape>
        <draw:custom-shape draw:style-name="gr61" draw:text-style-name="P13" draw:layer="layout" svg:width="3.7cm" svg:height="0.7cm" svg:x="2.6cm" svg:y="19.604cm">
          <text:p text:style-name="P12"><text:span text:style-name="T12">[node == </text:span><text:span text:style-name="T13">C</text:span>]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2.887cm" svg:y="20.303cm">
          <text:p text:style-name="P12">push(C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263cm" svg:y1="20.702cm" svg:x2="9cm" svg:y2="20.7cm">
          <text:p/>
        </draw:line>
        <draw:custom-shape draw:style-name="gr25" draw:text-style-name="P16" draw:layer="layout" svg:width="0.7cm" svg:height="1.4cm" svg:x="13.8cm" svg:y="24.204cm">
          <text:p text:style-name="P15"><text:span text:style-name="T6">A</text:span></text:p>
          <text:p text:style-name="P15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2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12.3cm" svg:y="24.204cm"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22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3.505cm">
          <text:p text:style-name="P12">step 7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2.1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3.202cm" svg:x2="7.4cm" svg:y2="23.202cm">
          <text:p/>
        </draw:line>
        <draw:custom-shape draw:style-name="gr44" draw:text-style-name="P8" draw:layer="layout" svg:width="0.5cm" svg:height="0.7cm" svg:x="7.4cm" svg:y="22.802cm">
          <text:p text:style-name="P7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899cm" svg:y="23.503cm">
          <text:p text:style-name="P12"><text:span text:style-name="T12">[C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4.223cm">
          <text:p text:style-name="P12">visit(C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5.0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5cm">
          <text:p text:style-name="P12">pop() <text:span text:style-name="T9">(C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5.4cm" svg:x2="8.214cm" svg:y2="25.4cm">
          <text:p/>
        </draw:line>
        <draw:custom-shape draw:style-name="gr37" draw:text-style-name="P13" draw:layer="layout" svg:width="1.4cm" svg:height="0.7cm" svg:x="2.906cm" svg:y="21.003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998cm" svg:height="0.7cm" svg:x="5.707cm" svg:y="21.003cm">
          <text:p text:style-name="P7"><text:span text:style-name="T5">C.left </text:span><text:span text:style-name="T7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494cm" svg:y1="21.403cm" svg:x2="5.605cm" svg:y2="21.403cm">
          <text:p/>
        </draw:line>
        <draw:custom-shape draw:style-name="gr27" draw:text-style-name="P16" draw:layer="layout" svg:width="0.7cm" svg:height="2.1cm" svg:x="13.8cm" svg:y="28.104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26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2.3cm" svg:y="28.104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25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1cm" svg:y="27.405cm">
          <text:p text:style-name="P12">step 8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26.0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27.102cm" svg:x2="7.4cm" svg:y2="27.102cm">
          <text:p/>
        </draw:line>
        <draw:custom-shape draw:style-name="gr44" draw:text-style-name="P8" draw:layer="layout" svg:width="0.5cm" svg:height="0.7cm" svg:x="7.4cm" svg:y="26.702cm">
          <text:p text:style-name="P7"><text:span text:style-name="T5">B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2.799cm" svg:y="27.403cm">
          <text:p text:style-name="P12"><text:span text:style-name="T12">[B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3.7cm" svg:y="28.123cm">
          <text:p text:style-name="P12">visit(B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3.6cm" svg:y="28.9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9.5cm" svg:y="28.9cm">
          <text:p text:style-name="P12">pop() <text:span text:style-name="T9">(B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9.314cm" svg:y1="29.3cm" svg:x2="8.214cm" svg:y2="29.3cm">
          <text:p/>
        </draw:line>
        <draw:custom-shape draw:style-name="gr24" draw:text-style-name="P8" draw:layer="layout" svg:width="0.7cm" svg:height="2.1cm" svg:x="12cm" svg:y="17.9cm">
          <text:p text:style-name="P7"><text:span text:style-name="T5">C</text:span></text:p>
          <text:p text:style-name="P7"><text:span text:style-name="T5">B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2.9cm" svg:y="30.8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2.2cm" svg:y="30.0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0.2cm" svg:y="31.505cm">
          <text:p text:style-name="P12">step 9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2.7cm" svg:y="30.1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3cm" svg:y1="31.202cm" svg:x2="7.4cm" svg:y2="31.202cm">
          <text:p/>
        </draw:line>
        <draw:custom-shape draw:style-name="gr44" draw:text-style-name="P8" draw:layer="layout" svg:width="0.5cm" svg:height="0.7cm" svg:x="7.4cm" svg:y="30.80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2.5cm" svg:y="31.504cm">
          <text:p text:style-name="P23"><text:span text:style-name="T12">[D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D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3.5cm" svg:y="32.9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6.3cm" svg:y="32.901cm">
          <text:p text:style-name="P12">peekNode.right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cm" svg:y1="33.301cm" svg:x2="5.1cm" svg:y2="33.301cm">
          <text:p/>
        </draw:line>
        <draw:custom-shape draw:style-name="gr63" draw:text-style-name="P16" draw:layer="layout" svg:width="0.7cm" svg:height="2.2cm" svg:x="13.4cm" svg:y="32.5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11.9cm" svg:y="32.5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9.1cm">
          <text:p text:style-name="P12">push(D)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7cm" svg:height="1.4cm" svg:x="22.3cm" svg:y="9.099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5.3cm" svg:y="8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9.1cm">
          <text:p text:style-name="P12">step 10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9.9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9.9cm">
          <text:p text:style-name="P7"><text:span text:style-name="T5">E.left </text:span><text:span text:style-name="T7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0.3cm" svg:x2="18.7cm" svg:y2="10.3cm">
          <text:p/>
        </draw:line>
        <draw:custom-shape draw:style-name="gr40" draw:text-style-name="P13" draw:layer="layout" svg:width="3.4cm" svg:height="0.7cm" svg:x="15.8cm" svg:y="8.399cm">
          <text:p text:style-name="P12"><text:span text:style-name="T12">[node == </text:span><text:span text:style-name="T13">D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9.499cm" svg:x2="22.076cm" svg:y2="9.499cm">
          <text:p/>
        </draw:line>
        <draw:custom-shape draw:style-name="gr27" draw:text-style-name="P16" draw:layer="layout" svg:width="0.7cm" svg:height="2.1cm" svg:x="23.7cm" svg:y="9.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1.7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10.9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2.405cm">
          <text:p text:style-name="P12">step 11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1.0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2.102cm" svg:x2="20.5cm" svg:y2="12.102cm">
          <text:p/>
        </draw:line>
        <draw:custom-shape draw:style-name="gr44" draw:text-style-name="P8" draw:layer="layout" svg:width="0.5cm" svg:height="0.7cm" svg:x="20.5cm" svg:y="11.702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58" draw:text-style-name="P24" draw:layer="layout" svg:width="7cm" svg:height="1.396cm" svg:x="15.6cm" svg:y="12.404cm">
          <text:p text:style-name="P23"><text:span text:style-name="T12">[E.right </text:span><text:span text:style-name="T13">≠</text:span><text:span text:style-name="T12"> </text:span><text:span text:style-name="T13">Null and</text:span></text:p>
          <text:p text:style-name="P23"><text:span text:style-name="T13"><text:s/></text:span><text:span text:style-name="T13">E.right≠ lastVisitedNode</text:span>]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7cm" svg:height="0.7cm" svg:x="16.6cm" svg:y="13.824cm">
          <text:p text:style-name="P12">node</text:p>
          <draw:enhanced-geometry svg:viewBox="0 0 21600 21600" draw:type="rectangle" draw:enhanced-path="M 0 0 L 21600 0 21600 21600 0 21600 0 0 Z N"/>
        </draw:custom-shape>
        <draw:custom-shape draw:style-name="gr59" draw:text-style-name="P13" draw:layer="layout" svg:width="5.6cm" svg:height="0.7cm" svg:x="19.4cm" svg:y="13.801cm">
          <text:p text:style-name="P12">peekNode.right <text:span text:style-name="T9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3cm" svg:y1="14.201cm" svg:x2="18.2cm" svg:y2="14.201cm">
          <text:p/>
        </draw:line>
        <draw:custom-shape draw:style-name="gr18" draw:text-style-name="P8" draw:layer="layout" svg:width="0.7cm" svg:height="1.4cm" svg:x="25.1cm" svg:y="12.3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7cm" svg:height="2.1cm" svg:x="26.5cm" svg:y="12.3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2.3cm" svg:height="0.7cm" svg:x="16cm" svg:y="15.6cm">
          <text:p text:style-name="P12">push(F)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7cm" svg:height="2.1cm" svg:x="22.3cm" svg:y="15.599cm">
          <text:p text:style-name="P7"><text:span text:style-name="T5">F</text:span></text:p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0.5cm" svg:height="2.3cm" svg:x="15.3cm" svg:y="14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5.6cm">
          <text:p text:style-name="P12">step 1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4cm" svg:height="0.7cm" svg:x="16.001cm" svg:y="16.4cm">
          <text:p text:style-name="P12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3.198cm" svg:height="0.7cm" svg:x="18.802cm" svg:y="16.4cm">
          <text:p text:style-name="P7"><text:span text:style-name="T5">F.left </text:span><text:span text:style-name="T7">(Nu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7.589cm" svg:y1="16.8cm" svg:x2="18.7cm" svg:y2="16.8cm">
          <text:p/>
        </draw:line>
        <draw:custom-shape draw:style-name="gr40" draw:text-style-name="P13" draw:layer="layout" svg:width="3.4cm" svg:height="0.7cm" svg:x="15.8cm" svg:y="14.899cm">
          <text:p text:style-name="P12"><text:span text:style-name="T12">[node == </text:span><text:span text:style-name="T13">F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376cm" svg:y1="15.999cm" svg:x2="22.076cm" svg:y2="15.999cm">
          <text:p/>
        </draw:line>
        <draw:custom-shape draw:style-name="gr27" draw:text-style-name="P16" draw:layer="layout" svg:width="0.7cm" svg:height="2.1cm" svg:x="23.7cm" svg:y="15.6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18.105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17.3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18.805cm">
          <text:p text:style-name="P12">step 13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17.40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18.502cm" svg:x2="20.5cm" svg:y2="18.502cm">
          <text:p/>
        </draw:line>
        <draw:custom-shape draw:style-name="gr44" draw:text-style-name="P8" draw:layer="layout" svg:width="0.5cm" svg:height="0.7cm" svg:x="20.5cm" svg:y="18.102cm">
          <text:p text:style-name="P7"><text:span text:style-name="T5">F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999cm" svg:y="18.803cm">
          <text:p text:style-name="P12"><text:span text:style-name="T12">[F.right == </text:span><text:span text:style-name="T13">Null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19.523cm">
          <text:p text:style-name="P12">visit(F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0.323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0.3cm">
          <text:p text:style-name="P12">pop() <text:span text:style-name="T9">(F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0.7cm" svg:x2="21.314cm" svg:y2="20.7cm">
          <text:p/>
        </draw:line>
        <draw:custom-shape draw:style-name="gr18" draw:text-style-name="P8" draw:layer="layout" svg:width="0.7cm" svg:height="1.4cm" svg:x="25.4cm" svg:y="18.899cm">
          <text:p text:style-name="P7"><text:span text:style-name="T5">E</text:span></text:p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0.7cm" svg:height="2.8cm" svg:x="26.8cm" svg:y="18.9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1.9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1.1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2.682cm">
          <text:p text:style-name="P12">step 14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1.28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2.379cm" svg:x2="20.5cm" svg:y2="22.379cm">
          <text:p/>
        </draw:line>
        <draw:custom-shape draw:style-name="gr44" draw:text-style-name="P8" draw:layer="layout" svg:width="0.5cm" svg:height="0.7cm" svg:x="20.5cm" svg:y="21.979cm">
          <text:p text:style-name="P7"><text:span text:style-name="T5">E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2.68cm">
          <text:p text:style-name="P12"><text:span text:style-name="T12">[E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3.4cm">
          <text:p text:style-name="P12">visit(E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4.2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4.177cm">
          <text:p text:style-name="P12">pop() <text:span text:style-name="T9">(E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4.577cm" svg:x2="21.314cm" svg:y2="24.577cm">
          <text:p/>
        </draw:line>
        <draw:custom-shape draw:style-name="gr12" draw:text-style-name="P8" draw:layer="layout" svg:width="0.7cm" svg:height="0.7cm" svg:x="25.4cm" svg:y="23.2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0.7cm" svg:height="3.5cm" svg:x="26.8cm" svg:y="23.2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25.882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5.0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26.582cm">
          <text:p text:style-name="P12">step 15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5.181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26.279cm" svg:x2="20.5cm" svg:y2="26.279cm">
          <text:p/>
        </draw:line>
        <draw:custom-shape draw:style-name="gr44" draw:text-style-name="P8" draw:layer="layout" svg:width="0.5cm" svg:height="0.7cm" svg:x="20.5cm" svg:y="25.879cm">
          <text:p text:style-name="P7"><text:span text:style-name="T5">D</text:span></text:p>
          <draw:enhanced-geometry svg:viewBox="0 0 21600 21600" draw:type="rectangle" draw:enhanced-path="M 0 0 L 21600 0 21600 21600 0 21600 0 0 Z N"/>
        </draw:custom-shape>
        <draw:custom-shape draw:style-name="gr62" draw:text-style-name="P13" draw:layer="layout" svg:width="7.601cm" svg:height="0.7cm" svg:x="15.899cm" svg:y="26.58cm">
          <text:p text:style-name="P12"><text:span text:style-name="T12">[D.right == lastVisitedNode</text:span>]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cm" svg:height="0.7cm" svg:x="16.8cm" svg:y="27.3cm">
          <text:p text:style-name="P12">visit(D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28.1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2.7cm" svg:height="0.7cm" svg:x="22.6cm" svg:y="28.077cm">
          <text:p text:style-name="P12">pop() <text:span text:style-name="T9">(D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28.477cm" svg:x2="21.314cm" svg:y2="28.477cm">
          <text:p/>
        </draw:line>
        <draw:custom-shape draw:style-name="gr12" draw:text-style-name="P8" draw:layer="layout" svg:width="0.7cm" svg:height="0.7cm" svg:x="25.4cm" svg:y="27.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0.7cm" svg:height="4.2cm" svg:x="26.8cm" svg:y="27.101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draw:layer="layout" svg:width="3.4cm" svg:height="0.7cm" svg:x="16cm" svg:y="30.101cm">
          <text:p text:style-name="P12">peekNode()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cm" svg:height="0.7cm" svg:x="25.8cm" svg:y="31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4" draw:layer="layout" svg:width="0.5cm" svg:height="3.695cm" svg:x="15.3cm" svg:y="29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3" draw:layer="layout" svg:width="2cm" svg:height="0.7cm" svg:x="13.2cm" svg:y="30.801cm">
          <text:p text:style-name="P12">step 16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4.1cm" svg:height="0.7cm" svg:x="15.8cm" svg:y="29.4cm">
          <text:p text:style-name="P12"><text:span text:style-name="T12">[node == </text:span><text:span text:style-name="T13">Null</text:span>]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9.4cm" svg:y1="30.498cm" svg:x2="20.5cm" svg:y2="30.498cm">
          <text:p/>
        </draw:line>
        <draw:custom-shape draw:style-name="gr37" draw:text-style-name="P8" draw:layer="layout" svg:width="1.4cm" svg:height="0.7cm" svg:x="20.5cm" svg:y="30.098cm">
          <text:p text:style-name="P7"><text:span text:style-name="T5">Null</text:span></text:p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6.901cm" svg:height="0.7cm" svg:x="15.899cm" svg:y="30.799cm">
          <text:p text:style-name="P12"><text:span text:style-name="T12">[peekNode.right == Null</text:span>]</text:p>
          <draw:enhanced-geometry svg:viewBox="0 0 21600 21600" draw:type="rectangle" draw:enhanced-path="M 0 0 L 21600 0 21600 21600 0 21600 0 0 Z N"/>
        </draw:custom-shape>
        <draw:custom-shape draw:style-name="gr66" draw:text-style-name="P13" draw:layer="layout" svg:width="6cm" svg:height="0.7cm" svg:x="16.8cm" svg:y="31.519cm">
          <text:p text:style-name="P12"><text:span text:style-name="T12">visit(peekNode.right</text:span>)</text:p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4.8cm" svg:height="0.7cm" svg:x="16.7cm" svg:y="32.419cm">
          <text:p text:style-name="P12">lastVisitedNode</text:p>
          <draw:enhanced-geometry svg:viewBox="0 0 21600 21600" draw:type="rectangle" draw:enhanced-path="M 0 0 L 21600 0 21600 21600 0 21600 0 0 Z N"/>
        </draw:custom-shape>
        <draw:custom-shape draw:style-name="gr67" draw:text-style-name="P13" draw:layer="layout" svg:width="3.2cm" svg:height="0.7cm" svg:x="22.6cm" svg:y="32.396cm">
          <text:p text:style-name="P12">pop() <text:span text:style-name="T9">(Null)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.414cm" svg:y1="32.796cm" svg:x2="21.314cm" svg:y2="32.796cm">
          <text:p/>
        </draw:line>
        <draw:custom-shape draw:style-name="gr51" draw:text-style-name="P16" draw:layer="layout" svg:width="0.7cm" svg:height="4.2cm" svg:x="26.8cm" svg:y="31.6cm">
          <text:p text:style-name="P15"><text:span text:style-name="T6">A</text:span></text:p>
          <text:p text:style-name="P15"><text:span text:style-name="T6">C</text:span></text:p>
          <text:p text:style-name="P15"><text:span text:style-name="T6">B</text:span></text:p>
          <text:p text:style-name="P15"><text:span text:style-name="T6">F</text:span></text:p>
          <text:p text:style-name="P15"><text:span text:style-name="T6">E</text:span></text:p>
          <text:p text:style-name="P15"><text:span text:style-name="T6">D</text:span></text:p>
          <draw:enhanced-geometry svg:viewBox="0 0 21600 21600" draw:type="rectangle" draw:enhanced-path="M 0 0 L 21600 0 21600 21600 0 21600 0 0 Z N"/>
        </draw:custom-shape>
        <draw:custom-shape draw:style-name="gr68" draw:text-style-name="P20" draw:layer="layout" svg:width="9cm" svg:height="1.3cm" svg:x="14.9cm" svg:y="33.7cm">
          <text:p text:style-name="P19"><text:span text:style-name="T9">Completed: the stack is empty</text:span></text:p>
          <text:p text:style-name="P19"><text:span text:style-name="T9"><text:s text:c="33"/></text:span><text:span text:style-name="T9">and last visited note is Null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custom-shape draw:style-name="gr69" draw:text-style-name="P26" draw:layer="layout" svg:width="20.951cm" svg:height="1.5cm" svg:x="0.1cm" svg:y="10.265cm">
            <text:p text:style-name="P25">Pre-order traversal: [27, 19, 11, 3, 14, 24, 21, 25, 60, 41, 31, 49, 71, 61, 99]</text:p>
            <draw:enhanced-geometry svg:viewBox="0 0 21600 21600" draw:type="rectangle" draw:enhanced-path="M 0 0 L 21600 0 21600 21600 0 21600 0 0 Z N"/>
          </draw:custom-shape>
          <draw:custom-shape draw:style-name="gr69" draw:text-style-name="P26" draw:layer="layout" svg:width="20.951cm" svg:height="1.5cm" svg:x="0.1cm" svg:y="11.765cm">
            <text:p text:style-name="P25">In-order traversal: [3, 11, 14, 19, 21, 24, 25, 27, 31, 41, 49, 60, 61, 71, 99]</text:p>
            <draw:enhanced-geometry svg:viewBox="0 0 21600 21600" draw:type="rectangle" draw:enhanced-path="M 0 0 L 21600 0 21600 21600 0 21600 0 0 Z N"/>
          </draw:custom-shape>
          <draw:custom-shape draw:style-name="gr70" draw:text-style-name="P26" draw:layer="layout" svg:width="21.641cm" svg:height="1.5cm" svg:x="0.1cm" svg:y="13.265cm">
            <text:p text:style-name="P25">Post-order traversal: [3, 14, 11, 21, 25, 24, 19, 31, 49, 41, 61, 99, 71, 60, 27]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" draw:text-style-name="P4" draw:layer="layout" svg:width="1.344cm" svg:height="1.267cm" svg:x="10.31cm" svg:y="0.3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71" draw:text-style-name="P14" draw:layer="layout" svg:width="0.762cm" svg:height="0.762cm" svg:x="10.601cm" svg:y="0.592cm">
            <text:p text:style-name="P21">27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4" draw:layer="layout" svg:width="1.344cm" svg:height="1.267cm" svg:x="4.568cm" svg:y="2.54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71" draw:text-style-name="P14" draw:layer="layout" svg:width="0.762cm" svg:height="0.762cm" svg:x="4.859cm" svg:y="2.802cm">
            <text:p text:style-name="P21">19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5.787cm" svg:y1="3.522cm" svg:x2="7.616cm" svg:y2="5.432cm">
            <text:p/>
          </draw:line>
          <draw:custom-shape draw:style-name="gr3" draw:text-style-name="P4" draw:layer="layout" svg:width="1.344cm" svg:height="1.267cm" svg:x="0.427cm" svg:y="8.7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g>
              <draw:custom-shape draw:style-name="gr3" draw:text-style-name="P4" draw:layer="layout" svg:width="1.344cm" svg:height="1.267cm" svg:x="1.859cm" svg:y="5.36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2.15cm" svg:y="5.626cm">
              <text:p text:style-name="P21">11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3" draw:text-style-name="P4" draw:layer="layout" svg:width="1.344cm" svg:height="1.267cm" svg:x="3.311cm" svg:y="8.7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3.602cm" svg:y="8.998cm">
              <text:p text:style-name="P21">14</text:p>
              <draw:enhanced-geometry svg:viewBox="0 0 21600 21600" draw:type="rectangle" draw:enhanced-path="M 0 0 L 21600 0 21600 21600 0 21600 0 0 Z N"/>
            </draw:custom-shape>
          </draw:g>
          <draw:custom-shape draw:style-name="gr71" draw:text-style-name="P14" draw:layer="layout" svg:width="0.762cm" svg:height="0.762cm" svg:x="0.718cm" svg:y="8.998cm">
            <text:p text:style-name="P21">3</text:p>
            <draw:enhanced-geometry svg:viewBox="0 0 21600 21600" draw:type="rectangle" draw:enhanced-path="M 0 0 L 21600 0 21600 21600 0 21600 0 0 Z N"/>
          </draw:custom-shape>
          <draw:custom-shape draw:style-name="gr72" draw:text-style-name="P4" draw:layer="layout" svg:width="1.344cm" svg:height="1.267cm" svg:x="5.828cm" svg:y="8.738cm">
            <text:p text:style-name="P21">2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g>
              <draw:custom-shape draw:style-name="gr3" draw:text-style-name="P4" draw:layer="layout" svg:width="1.344cm" svg:height="1.267cm" svg:x="7.26cm" svg:y="5.36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7.551cm" svg:y="5.626cm">
              <text:p text:style-name="P21">24</text:p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8.316cm" svg:y1="6.532cm" svg:x2="9.416cm" svg:y2="8.732cm">
            <text:p/>
          </draw:line>
          <draw:g>
            <draw:g>
              <draw:custom-shape draw:style-name="gr3" draw:text-style-name="P4" draw:layer="layout" svg:width="1.344cm" svg:height="1.267cm" svg:x="8.712cm" svg:y="8.7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9.003cm" svg:y="8.998cm">
              <text:p text:style-name="P21">2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" draw:text-style-name="P4" draw:layer="layout" svg:width="1.344cm" svg:height="1.267cm" svg:x="15.979cm" svg:y="2.54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71" draw:text-style-name="P14" draw:layer="layout" svg:width="0.762cm" svg:height="0.762cm" svg:x="16.27cm" svg:y="2.802cm">
            <text:p text:style-name="P21">60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.344cm" svg:height="1.267cm" svg:x="11.838cm" svg:y="8.73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g>
              <draw:custom-shape draw:style-name="gr3" draw:text-style-name="P4" draw:layer="layout" svg:width="1.344cm" svg:height="1.267cm" svg:x="13.27cm" svg:y="5.36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13.561cm" svg:y="5.626cm">
              <text:p text:style-name="P21">41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3" draw:text-style-name="P4" draw:layer="layout" svg:width="1.344cm" svg:height="1.267cm" svg:x="14.722cm" svg:y="8.7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1" draw:text-style-name="P14" draw:layer="layout" svg:width="0.762cm" svg:height="0.762cm" svg:x="15.013cm" svg:y="8.998cm">
              <text:p text:style-name="P21">49</text:p>
              <draw:enhanced-geometry svg:viewBox="0 0 21600 21600" draw:type="rectangle" draw:enhanced-path="M 0 0 L 21600 0 21600 21600 0 21600 0 0 Z N"/>
            </draw:custom-shape>
          </draw:g>
          <draw:custom-shape draw:style-name="gr71" draw:text-style-name="P14" draw:layer="layout" svg:width="0.762cm" svg:height="0.762cm" svg:x="12.129cm" svg:y="8.998cm">
            <text:p text:style-name="P21">31</text:p>
            <draw:enhanced-geometry svg:viewBox="0 0 21600 21600" draw:type="rectangle" draw:enhanced-path="M 0 0 L 21600 0 21600 21600 0 21600 0 0 Z N"/>
          </draw:custom-shape>
          <draw:custom-shape draw:style-name="gr72" draw:text-style-name="P4" draw:layer="layout" svg:width="1.344cm" svg:height="1.267cm" svg:x="17.239cm" svg:y="8.738cm">
            <text:p text:style-name="P21">61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g>
              <draw:custom-shape draw:style-name="gr3" draw:text-style-name="P4" draw:layer="layout" svg:width="1.344cm" svg:height="1.267cm" svg:x="18.671cm" svg:y="5.366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3" draw:text-style-name="P14" draw:layer="layout" svg:width="0.762cm" svg:height="0.762cm" svg:x="18.962cm" svg:y="5.626cm">
              <text:p text:style-name="P21">71</text:p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3" draw:text-style-name="P4" draw:layer="layout" svg:width="1.344cm" svg:height="1.267cm" svg:x="20.123cm" svg:y="8.738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73" draw:text-style-name="P14" draw:layer="layout" svg:width="0.762cm" svg:height="0.762cm" svg:x="20.414cm" svg:y="8.998cm">
              <text:p text:style-name="P21">99</text:p>
              <draw:enhanced-geometry svg:viewBox="0 0 21600 21600" draw:type="rectangle" draw:enhanced-path="M 0 0 L 21600 0 21600 21600 0 21600 0 0 Z N"/>
            </draw:custom-shape>
          </draw:g>
          <draw:line draw:style-name="gr1" draw:text-style-name="P1" draw:layer="layout" svg:x1="11.525cm" svg:y1="1.336cm" svg:x2="16.116cm" svg:y2="2.832cm">
            <text:p/>
          </draw:line>
          <draw:line draw:style-name="gr1" draw:text-style-name="P1" draw:layer="layout" svg:x1="10.424cm" svg:y1="1.325cm" svg:x2="5.833cm" svg:y2="2.821cm">
            <text:p/>
          </draw:line>
          <draw:line draw:style-name="gr1" draw:text-style-name="P1" draw:layer="layout" svg:x1="4.665cm" svg:y1="3.509cm" svg:x2="2.836cm" svg:y2="5.419cm">
            <text:p/>
          </draw:line>
          <draw:line draw:style-name="gr1" draw:text-style-name="P1" draw:layer="layout" svg:x1="17.217cm" svg:y1="3.509cm" svg:x2="19.046cm" svg:y2="5.419cm">
            <text:p/>
          </draw:line>
          <draw:line draw:style-name="gr1" draw:text-style-name="P1" draw:layer="layout" svg:x1="16.095cm" svg:y1="3.496cm" svg:x2="14.266cm" svg:y2="5.406cm">
            <text:p/>
          </draw:line>
          <draw:line draw:style-name="gr1" draw:text-style-name="P1" draw:layer="layout" svg:x1="7.542cm" svg:y1="6.519cm" svg:x2="6.442cm" svg:y2="8.719cm">
            <text:p/>
          </draw:line>
          <draw:line draw:style-name="gr1" draw:text-style-name="P1" draw:layer="layout" svg:x1="2.932cm" svg:y1="6.519cm" svg:x2="4.032cm" svg:y2="8.719cm">
            <text:p/>
          </draw:line>
          <draw:line draw:style-name="gr1" draw:text-style-name="P1" draw:layer="layout" svg:x1="2.158cm" svg:y1="6.506cm" svg:x2="1.058cm" svg:y2="8.706cm">
            <text:p/>
          </draw:line>
          <draw:line draw:style-name="gr1" draw:text-style-name="P1" draw:layer="layout" svg:x1="19.695cm" svg:y1="6.519cm" svg:x2="20.795cm" svg:y2="8.719cm">
            <text:p/>
          </draw:line>
          <draw:line draw:style-name="gr1" draw:text-style-name="P1" draw:layer="layout" svg:x1="18.921cm" svg:y1="6.506cm" svg:x2="17.821cm" svg:y2="8.706cm">
            <text:p/>
          </draw:line>
          <draw:line draw:style-name="gr1" draw:text-style-name="P1" draw:layer="layout" svg:x1="14.311cm" svg:y1="6.506cm" svg:x2="15.411cm" svg:y2="8.706cm">
            <text:p/>
          </draw:line>
          <draw:line draw:style-name="gr1" draw:text-style-name="P1" draw:layer="layout" svg:x1="13.537cm" svg:y1="6.493cm" svg:x2="12.437cm" svg:y2="8.693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.869cm" fo:page-height="14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8T17:07:42.991567757</dc:date>
    <meta:editing-duration>PT13H44M40S</meta:editing-duration>
    <meta:editing-cycles>111</meta:editing-cycles>
    <meta:generator>LibreOffice/6.4.6.2$Linux_X86_64 LibreOffice_project/40$Build-2</meta:generator>
    <meta:document-statistic meta:object-count="617"/>
  </office:meta>
</office:document-meta>
</file>